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2.356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8f1f" officeooo:paragraph-rsid="00158f1f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58f1f" officeooo:paragraph-rsid="00158f1f"/>
    </style:style>
    <style:style style:name="P4" style:family="paragraph" style:parent-style-name="Standard">
      <style:paragraph-properties fo:break-before="page"/>
      <style:text-properties officeooo:rsid="00158f1f" officeooo:paragraph-rsid="00158f1f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officeooo:rsid="00158f1f" officeooo:paragraph-rsid="00158f1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8f1f" officeooo:paragraph-rsid="00158f1f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officeooo:paragraph-rsid="00158f1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rsid="00186927" officeooo:paragraph-rsid="00186927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paragraph-rsid="00186927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bold" officeooo:rsid="0019c20a" officeooo:paragraph-rsid="0019c20a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bold" officeooo:rsid="001b7fa2" officeooo:paragraph-rsid="0019c20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fo:font-weight="bold" officeooo:rsid="001b7fa2" officeooo:paragraph-rsid="001b7fa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text-properties style:font-name="Times new roman" fo:font-size="12pt" officeooo:rsid="00158f1f" officeooo:paragraph-rsid="00158f1f" style:font-size-asian="12pt" style:font-size-complex="12pt"/>
    </style:style>
    <style:style style:name="P16" style:family="paragraph" style:parent-style-name="Standard">
      <style:paragraph-properties fo:break-before="page"/>
      <style:text-properties style:font-name="Times new roman" fo:font-size="12pt" officeooo:rsid="00158f1f" officeooo:paragraph-rsid="00158f1f" style:font-size-asian="12pt" style:font-size-complex="12pt"/>
    </style:style>
    <style:style style:name="P17" style:family="paragraph" style:parent-style-name="Standard">
      <style:text-properties style:font-name="Times new roman" fo:font-size="12pt" officeooo:paragraph-rsid="00186927" style:font-size-asian="12pt" style:font-size-complex="12pt"/>
    </style:style>
    <style:style style:name="P18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style:font-name="Times new roman" fo:font-size="12pt" fo:font-style="italic" fo:font-weight="bold" officeooo:rsid="00186927" officeooo:paragraph-rsid="00186927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style:font-name="Times new roman" fo:font-size="12pt" fo:font-style="italic" fo:font-weight="bold" officeooo:paragraph-rsid="00186927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9c20a" officeooo:paragraph-rsid="0019c20a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>
        <style:tab-stops>
          <style:tab-stop style:position="12.356cm"/>
        </style:tab-stops>
      </style:paragraph-properties>
      <style:text-properties style:font-name="Times new roman" fo:font-size="20pt" fo:font-weight="normal" officeooo:rsid="00158f1f" officeooo:paragraph-rsid="00158f1f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style:font-name="Times new roman" fo:font-size="16pt" fo:font-weight="normal" officeooo:rsid="00158f1f" officeooo:paragraph-rsid="00158f1f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58f1f" officeooo:paragraph-rsid="00158f1f" style:font-size-asian="16pt" style:font-weight-asian="bold" style:font-size-complex="16pt" style:font-weight-complex="bold"/>
    </style:style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T1" style:family="text">
      <style:text-properties officeooo:rsid="00158f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58f1f"/>
    </style:style>
    <style:style style:name="T5" style:family="text">
      <style:text-properties officeooo:rsid="00186927"/>
    </style:style>
    <style:style style:name="T6" style:family="text">
      <style:text-properties officeooo:rsid="001b7fa2"/>
    </style:style>
    <style:style style:name="T7" style:family="text">
      <style:text-properties officeooo:rsid="001bb1d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<text:span text:style-name="T3"><text:s/></text:span><text:span text:style-name="T4">UNIVERSIDADE FEDERAL DA BAHIA</text:span></text:p>
      <text:p text:style-name="P22"/>
      <text:p text:style-name="P24"><text:span text:style-name="T2">Professor: </text:span>Manoel Gomes</text:p>
      <text:p text:style-name="P24"><text:span text:style-name="T2">Aluno: </text:span>Reynan da Silva Dias Paiva</text:p>
      <text:p text:style-name="P24"><text:span text:style-name="T2">N° Matricula: </text:span>221115751</text:p>
      <text:p text:style-name="P23"/>
      <text:p text:style-name="P23"/>
      <text:p text:style-name="P23"/>
      <text:p text:style-name="P25">PROLOG</text:p>
      <text:p text:style-name="P6">(as respostas estão em negrito)</text:p>
      <text:p text:style-name="P6">(os códigos estão em itálico)</text:p>
      <text:p text:style-name="P2"/>
      <text:p text:style-name="P5"/>
      <text:p text:style-name="P14">Questão 1<text:span text:style-name="T1">) </text:span>Escreva as cláusulas para concatenar duas listas.</text:p>
      <text:p text:style-name="P14"/>
      <text:p text:style-name="P7">O caso base é quando a primeira lista está vazia. Nesse caso, a resposta é a segunda lista, já que não há elementos na primeira lista para concatenar.</text:p>
      <text:p text:style-name="P7"/>
      <text:p text:style-name="P7">Para concatenar duas listas, dividimos a primeira lista em uma <text:span text:style-name="T5">Head </text:span>(<text:span text:style-name="T5">cabeça/</text:span>primeiro elemento) e uma <text:span text:style-name="T5">Tail </text:span>(<text:span text:style-name="T5">calda, </text:span>restante da lista). Em seguida, recursivamente, concatenamos a calda da primeira lista com a segunda lista e a chamamos de "Resultado". O resultado da concatenação é uma lista que começa com a <text:span text:style-name="T5">Head</text:span> da primeira lista e é seguida pelo <text:span text:style-name="T5">r</text:span>esultado da concatenação da calda da primeira lista com a segunda lista.</text:p>
      <text:p text:style-name="P7"/>
      <text:p text:style-name="P8"><text:span text:style-name="T1">CÓDIGO:</text:span></text:p>
      <text:p text:style-name="P18">concatenar([], L, L). </text:p>
      <text:p text:style-name="P18">concatenar([H|T], L2, [H|<text:span text:style-name="T5">Res</text:span>]) :- concatenar(T, L2, <text:span text:style-name="T5">R</text:span>es).</text:p>
      <text:p text:style-name="P14"/>
      <text:p text:style-name="P17">Questão 2<text:span text:style-name="T1">) </text:span>Escreva as cláusulas para concatenar duas listas, sendo que a segunda lista vem na frente.</text:p>
      <text:p text:style-name="P17"/>
      <text:p text:style-name="P10">Para resolver esta questão, é suficiente copiar o código da questão 1 e adicionar uma nova regra, à qual eu chamei de "concatenarInvertido". Nesta regra, a chamada recebe 3 argumentos: L1, L2 e uma variável. A regra será executada somente se chamarmos a regra concatenar (do exercício 1), passando a segunda lista como a primeira lista e a primeira lista como a segunda lista.<text:line-break/></text:p>
      <text:p text:style-name="P9">CÓDIGO:</text:p>
      <text:p text:style-name="P20">concatenar([], L, L). </text:p>
      <text:p text:style-name="P19">concatenar([H|T], L2, [H|Res]) :- concatenar(T, L2, Res).</text:p>
      <text:p text:style-name="P19">concatenarInvertido(L1, L2, L) :- concatenar(L2, L1, L).</text:p>
      <text:p text:style-name="P14"/>
      <text:p text:style-name="P15">Questão 3) Escreva as cláusulas para concatenar uma lista de listas..</text:p>
      <text:p text:style-name="P15"/>
      <text:p text:style-name="P11">O caso base refere-se ao momento qm eua a lista se encontra vazia, pois a concatenação de uma lista vazia com outra lista vazia resulta em uma lista vazia. </text:p>
      <text:p text:style-name="P11"><text:soft-page-break/>A regra seguinte refere-se que a lista será dividida entre Head e Tail, e isso será verdadeiro se, e somente se, a Head for concatenada com uma determinada lista L1, e a Tail for concatenada com uma determinada lista L2, <text:span text:style-name="T6">e a concatenação de L1 e L2 resultara em uma lista final L. <text:s/></text:span><text:s/></text:p>
      <text:p text:style-name="P12"/>
      <text:list xml:id="list2680468420" text:style-name="L6">
        <text:list-item>
          <text:p text:style-name="P26"><text:span text:style-name="Strong_20_Emphasis">Recursão em L1 e L2</text:span>: Para alcançar a concatenação desejada, a segunda cláusula faz duas chamadas recursivas: <text:span text:style-name="Source_20_Text">concatenar(</text:span><text:span text:style-name="Source_20_Text"><text:span text:style-name="T7">Head</text:span></text:span><text:span text:style-name="Source_20_Text">, L1)</text:span> e <text:span text:style-name="Source_20_Text">concatenar(</text:span><text:span text:style-name="Source_20_Text"><text:span text:style-name="T7">Tail</text:span></text:span><text:span text:style-name="Source_20_Text">, L2)</text:span>, onde <text:span text:style-name="Source_20_Text">L1</text:span> e <text:span text:style-name="Source_20_Text">L2</text:span> são listas intermediárias que, quando concatenadas, resultarão em <text:span text:style-name="Source_20_Text">L</text:span>.</text:p>
        </text:list-item>
      </text:list>
      <text:list xml:id="list1460152278" text:style-name="L7">
        <text:list-item>
          <text:p text:style-name="P27"><text:span text:style-name="Strong_20_Emphasis">Concatenação de L1 e L2</text:span>: A terceira cláusula <text:span text:style-name="Source_20_Text">concatenar(L1, L2, L).</text:span> não está explicitamente definida no código fornecido. No entanto, ela seria uma regra adicional que descreveria como a concatenação de duas listas <text:span text:style-name="Source_20_Text">L1</text:span> e <text:span text:style-name="Source_20_Text">L2</text:span> resulta na lista final <text:span text:style-name="Source_20_Text">L</text:span>.</text:p>
        </text:list-item>
      </text:list>
      <text:list xml:id="list2887788732" text:style-name="L8">
        <text:list-item>
          <text:p text:style-name="P28"><text:span text:style-name="Strong_20_Emphasis">Lidando com Elemento Comum na Cabeça</text:span>: A última cláusula <text:span text:style-name="Source_20_Text">concatenar([</text:span><text:span text:style-name="Source_20_Text"><text:span text:style-name="T7">H</text:span></text:span><text:span text:style-name="Source_20_Text">|</text:span><text:span text:style-name="Source_20_Text"><text:span text:style-name="T7">T</text:span></text:span><text:span text:style-name="Source_20_Text">], [</text:span><text:span text:style-name="Source_20_Text"><text:span text:style-name="T7">H</text:span></text:span><text:span text:style-name="Source_20_Text">|L]) :- ...</text:span> <text:s/>lida com o caso em que o elemento <text:span text:style-name="Source_20_Text"><text:span text:style-name="T7">H</text:span></text:span> está presente em ambas as listas que estão sendo concatenadas. Ela especifica que a concatenação da lista <text:span text:style-name="Source_20_Text">[</text:span><text:span text:style-name="Source_20_Text"><text:span text:style-name="T7">H</text:span></text:span><text:span text:style-name="Source_20_Text">|</text:span><text:span text:style-name="Source_20_Text"><text:span text:style-name="T7">T</text:span></text:span><text:span text:style-name="Source_20_Text">]</text:span> com a lista <text:span text:style-name="Source_20_Text">[</text:span><text:span text:style-name="Source_20_Text"><text:span text:style-name="T7">H</text:span></text:span><text:span text:style-name="Source_20_Text">|L]</text:span> resultará em uma lista onde <text:span text:style-name="Source_20_Text"><text:span text:style-name="T7">H</text:span></text:span> é o primeiro elemento, seguido pela concatenação do restante de <text:span text:style-name="Source_20_Text"><text:span text:style-name="T7">T</text:span></text:span> com <text:span text:style-name="Source_20_Text">L</text:span>.</text:p>
        </text:list-item>
      </text:list>
      <text:p text:style-name="P13"/>
      <text:p text:style-name="P13">CÓDIGO:</text:p>
      <text:p text:style-name="P13"/>
      <text:p text:style-name="P21">concatenar([], []). </text:p>
      <text:p text:style-name="P21">concatenar([<text:span text:style-name="T7">H</text:span>|<text:span text:style-name="T7">T</text:span>], L) :- concatenar(<text:span text:style-name="T7">H</text:span>, L1), concatenar(<text:span text:style-name="T7">T</text:span>, L2), concatenar(L1, L2, L).</text:p>
      <text:p text:style-name="P21">concatenar([<text:span text:style-name="T7">H</text:span>|<text:span text:style-name="T7">T</text:span>], [<text:span text:style-name="T7">H</text:span>|L]) :- concatenar(<text:span text:style-name="T7">T</text:span>, L).</text:p>
      <text:p text:style-name="P11"/>
      <text:p text:style-name="P15">Questão 4) Escreva as cláusulas para juntar duas listas, intercalando seus elementos.</text:p>
      <text:p text:style-name="P15"/>
      <text:p text:style-name="P15">Questão 5) Escreva as cláusulas para adicionar um elemento ao final de uma lista.</text:p>
      <text:p text:style-name="P15"/>
      <text:p text:style-name="P15">Questão 6) Escreva as cláusulas para inverter uma lista.</text:p>
      <text:p text:style-name="P15"/>
      <text:p text:style-name="P15">Questão 4)</text:p>
      <text:p text:style-name="P15"/>
      <text:p text:style-name="P15">Questão 4)</text:p>
      <text:p text:style-name="P15"/>
      <text:p text:style-name="P15">Questão 4)</text:p>
      <text:p text:style-name="P15"/>
      <text:p text:style-name="P15"/>
      <text:p text:style-name="P15">Questão 4)</text:p>
      <text:p text:style-name="P15"/>
      <text:p text:style-name="P15">Questão 4)</text:p>
      <text:p text:style-name="P15"/>
      <text:p text:style-name="P15">Questão 4)</text:p>
      <text:p text:style-name="P16"/>
      <text:p text:style-name="P15">Questão 4)</text:p>
      <text:p text:style-name="P15"/>
      <text:p text:style-name="P15">Questão 4)</text:p>
      <text:p text:style-name="P15"/>
      <text:p text:style-name="P15">Questão 4)</text:p>
      <text:p text:style-name="P15"/>
      <text:p text:style-name="P15">Questão 4)</text:p>
      <text:p text:style-name="P16"/>
      <text:p text:style-name="P15"/>
      <text:p text:style-name="P15">Questão 4)</text:p>
      <text:p text:style-name="P15"/>
      <text:p text:style-name="P15">Questão 4)</text:p>
      <text:p text:style-name="P4"/>
      <text:p text:style-name="P3">Questão 4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5:57:09.312540599</meta:creation-date>
    <dc:date>2023-08-30T17:30:38.870454929</dc:date>
    <meta:editing-duration>PT5M48S</meta:editing-duration>
    <meta:editing-cycles>1</meta:editing-cycles>
    <meta:document-statistic meta:table-count="0" meta:image-count="0" meta:object-count="0" meta:page-count="5" meta:paragraph-count="45" meta:word-count="557" meta:character-count="3381" meta:non-whitespace-character-count="2851"/>
    <meta:generator>LibreOffice/7.3.7.2$Linux_X86_64 LibreOffice_project/30$Build-2</meta:generator>
  </office:meta>
</office:document-meta>
</file>